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lucida Grande" svg:font-family="'lucida Grande', Verdana, 'Microsoft YaHei'"/>
  </office:font-face-decls>
  <office:automatic-styles>
    <style:style style:name="P1" style:family="paragraph" style:parent-style-name="Standard">
      <style:text-properties fo:font-size="22pt" fo:font-weight="bold" officeooo:rsid="0013b064" officeooo:paragraph-rsid="0013b064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officeooo:rsid="0013b064" officeooo:paragraph-rsid="0013b064" style:font-size-asian="12pt" style:font-size-complex="12pt"/>
    </style:style>
    <style:style style:name="P3" style:family="paragraph" style:parent-style-name="Standard">
      <style:text-properties fo:font-size="12pt" officeooo:rsid="001487ca" officeooo:paragraph-rsid="001487ca" style:font-size-asian="12pt" style:font-size-complex="12pt"/>
    </style:style>
    <style:style style:name="P4" style:family="paragraph" style:parent-style-name="Standard">
      <style:text-properties fo:font-size="12pt" officeooo:paragraph-rsid="0016143f" style:font-size-asian="12pt" style:font-size-complex="12pt"/>
    </style:style>
    <style:style style:name="P5" style:family="paragraph" style:parent-style-name="Standard">
      <style:text-properties fo:font-size="12pt" fo:font-weight="bold" officeooo:rsid="0013b064" officeooo:paragraph-rsid="0013b064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1pt" officeooo:paragraph-rsid="0016143f" style:font-size-asian="11pt" style:font-size-complex="11pt"/>
    </style:style>
    <style:style style:name="P7" style:family="paragraph" style:parent-style-name="Standard">
      <style:text-properties fo:font-size="11pt" officeooo:paragraph-rsid="00162930" style:font-size-asian="11pt" style:font-size-complex="11pt"/>
    </style:style>
    <style:style style:name="P8" style:family="paragraph" style:parent-style-name="Standard">
      <style:text-properties fo:font-size="12pt" fo:font-weight="bold" officeooo:rsid="0016143f" officeooo:paragraph-rsid="00162d0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81c9a" officeooo:paragraph-rsid="00181c9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officeooo:rsid="0016143f" officeooo:paragraph-rsid="0016143f" style:font-size-asian="12pt" style:font-size-complex="12pt"/>
    </style:style>
    <style:style style:name="P11" style:family="paragraph" style:parent-style-name="Standard">
      <style:text-properties fo:font-size="12pt" officeooo:rsid="00181c9a" officeooo:paragraph-rsid="00181c9a" style:font-size-asian="12pt" style:font-size-complex="12pt"/>
    </style:style>
    <style:style style:name="P12" style:family="paragraph" style:parent-style-name="Standard">
      <style:text-properties fo:font-size="12pt" officeooo:rsid="00186664" officeooo:paragraph-rsid="00186664" style:font-size-asian="12pt" style:font-size-complex="12pt"/>
    </style:style>
    <style:style style:name="P13" style:family="paragraph" style:parent-style-name="Standard">
      <style:text-properties fo:font-size="11pt" officeooo:rsid="0016143f" officeooo:paragraph-rsid="00162d0d" style:font-size-asian="11pt" style:font-size-complex="11pt"/>
    </style:style>
    <style:style style:name="P14" style:family="paragraph" style:parent-style-name="Standard">
      <style:text-properties fo:font-size="11pt" officeooo:rsid="0016143f" officeooo:paragraph-rsid="0016143f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2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些经验</text:p>
      <text:p text:style-name="P5">一、Ubuntu22.04上的初始终端是gnome-terminal，在下好了一个新的终端（我使用的是Xfce-Terminal，这个可以自定义背景图片）以后，可以通过命令切换默认终端并且卸载原terminal。</text:p>
      <text:p text:style-name="P2">切换默认终端命令：</text:p>
      <text:p text:style-name="P2">sudo update-alternatives --config x-terminal-emulator</text:p>
      <text:p text:style-name="P2">可以在出现的界面进行默认终端的选择。</text:p>
      <text:p text:style-name="P2">卸载原终端命令：</text:p>
      <text:p text:style-name="P2">sudo apt-get autoremove gnome-terminal</text:p>
      <text:p text:style-name="P2"/>
      <text:p text:style-name="P3"><text:span text:style-name="T1">二、在切换Xfce-Terminal之后，我不能在文件夹的某个位置打开终端了</text:span>，解决方案：</text:p>
      <text:p text:style-name="P3">放弃文件管理系统：nautilus；转而使用文件系统：Thunar。</text:p>
      <text:p text:style-name="P3"/>
      <text:p text:style-name="P8">三、进行PA1实验的过程中，出现了fceux-am无法正确运行马里奥的问题。</text:p>
      <text:p text:style-name="P13">在执行make ARCH=native run mainargs=mario之后，出现报错：</text:p>
      <text:p text:style-name="P14">sh: 1: xxd: not found（第一行）</text:p>
      <text:p text:style-name="P6">collect2:ld returned 1 exit status（编译完成后出现）</text:p>
      <text:p text:style-name="P7">undefined reference to “rom_<text:span text:style-name="T2">mario_nes_len”（编译后出现）</text:span></text:p>
      <text:p text:style-name="P4">一开始只研究了最后的报错，无法解决问题。后<text:span text:style-name="T1">注意到</text:span>第一行的报错，猜测xxd可能是某个命令行工具，sudo apt-get install xxd，遂解决。</text:p>
      <text:p text:style-name="P10"/>
      <text:p text:style-name="P9">四、命令行头部颜色修改。</text:p>
      <text:p text:style-name="P11">在～/.bashrc文件中进行配置环境变量，就可以美化命令行头部颜色。</text:p>
      <text:p text:style-name="P12">我的配置：</text:p>
      <text:p text:style-name="P12">PS1='\[\e[37;1m\][\[\e[31;1m\]\u\[\e[34;1m\]@\[\e[32;1m\]\h \[\e[31;1m\]\w \[\e[33;1m\]\t\[\e[37;1m\]]\[\e[32;1m\]\$\[\e[m\]'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lucida Grande" svg:font-family="'lucida Grande', Verdana, 'Microsoft YaHe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26:25.462314223</meta:creation-date>
    <dc:date>2022-09-17T19:15:34.100077609</dc:date>
    <meta:editing-duration>PT17M50S</meta:editing-duration>
    <meta:editing-cycles>9</meta:editing-cycles>
    <meta:generator>LibreOffice/7.3.5.2$Linux_X86_64 LibreOffice_project/30$Build-2</meta:generator>
    <meta:document-statistic meta:table-count="0" meta:image-count="0" meta:object-count="0" meta:page-count="1" meta:paragraph-count="19" meta:word-count="347" meta:character-count="770" meta:non-whitespace-character-count="744"/>
  </office:meta>
</office:document-meta>
</file>